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/>
    </style:style>
    <style:style style:name="P3" style:family="paragraph" style:parent-style-name="Heading_20_2">
      <style:paragraph-properties fo:line-height="100%"/>
      <style:text-properties officeooo:paragraph-rsid="000ba44c"/>
    </style:style>
    <style:style style:name="P4" style:family="paragraph" style:parent-style-name="Heading_20_2">
      <style:paragraph-properties fo:line-height="100%"/>
      <style:text-properties style:font-name="Liberation Mono"/>
    </style:style>
    <style:style style:name="P5" style:family="paragraph" style:parent-style-name="Heading_20_3">
      <style:paragraph-properties fo:line-height="100%"/>
    </style:style>
    <style:style style:name="P6" style:family="paragraph" style:parent-style-name="Heading_20_3">
      <style:paragraph-properties fo:line-height="100%"/>
      <style:text-properties officeooo:paragraph-rsid="000ba44c"/>
    </style:style>
    <style:style style:name="P7" style:family="paragraph" style:parent-style-name="Heading_20_4">
      <style:paragraph-properties fo:line-height="100%"/>
    </style:style>
    <style:style style:name="P8" style:family="paragraph" style:parent-style-name="Standard">
      <style:paragraph-properties fo:line-height="100%"/>
      <style:text-properties style:font-name="Liberation Mono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 style:list-style-name="L1">
      <style:paragraph-properties fo:margin-top="0in" fo:margin-bottom="0in" style:contextual-spacing="false" fo:line-height="100%"/>
    </style:style>
    <style:style style:name="P11" style:family="paragraph" style:parent-style-name="Text_20_body" style:list-style-name="L1">
      <style:paragraph-properties fo:line-height="100%"/>
    </style:style>
    <style:style style:name="P12" style:family="paragraph" style:parent-style-name="Text_20_body" style:list-style-name="L2">
      <style:paragraph-properties fo:margin-top="0in" fo:margin-bottom="0in" style:contextual-spacing="false" fo:line-height="100%"/>
    </style:style>
    <style:style style:name="P13" style:family="paragraph" style:parent-style-name="Text_20_body" style:list-style-name="L2">
      <style:paragraph-properties fo:line-height="100%"/>
    </style:style>
    <style:style style:name="P14" style:family="paragraph" style:parent-style-name="Text_20_body" style:list-style-name="L3">
      <style:paragraph-properties fo:margin-top="0in" fo:margin-bottom="0in" style:contextual-spacing="false" fo:line-height="100%"/>
    </style:style>
    <style:style style:name="P15" style:family="paragraph" style:parent-style-name="Text_20_body" style:list-style-name="L3">
      <style:paragraph-properties fo:line-height="100%"/>
    </style:style>
    <style:style style:name="P16" style:family="paragraph" style:parent-style-name="Text_20_body" style:list-style-name="L4">
      <style:paragraph-properties fo:margin-top="0in" fo:margin-bottom="0in" style:contextual-spacing="false" fo:line-height="100%"/>
    </style:style>
    <style:style style:name="P17" style:family="paragraph" style:parent-style-name="Text_20_body" style:list-style-name="L4">
      <style:paragraph-properties fo:line-height="100%"/>
    </style:style>
    <style:style style:name="P18" style:family="paragraph" style:parent-style-name="Text_20_body" style:list-style-name="L5">
      <style:paragraph-properties fo:margin-top="0in" fo:margin-bottom="0in" style:contextual-spacing="false" fo:line-height="100%"/>
    </style:style>
    <style:style style:name="P19" style:family="paragraph" style:parent-style-name="Text_20_body" style:list-style-name="L5">
      <style:paragraph-properties fo:line-height="100%"/>
    </style:style>
    <style:style style:name="P20" style:family="paragraph" style:parent-style-name="Text_20_body" style:list-style-name="L6">
      <style:paragraph-properties fo:margin-top="0in" fo:margin-bottom="0in" style:contextual-spacing="false" fo:line-height="100%"/>
    </style:style>
    <style:style style:name="P21" style:family="paragraph" style:parent-style-name="Text_20_body" style:list-style-name="L6">
      <style:paragraph-properties fo:line-height="100%"/>
    </style:style>
    <style:style style:name="P22" style:family="paragraph" style:parent-style-name="Text_20_body" style:list-style-name="L7">
      <style:paragraph-properties fo:margin-top="0in" fo:margin-bottom="0in" style:contextual-spacing="false" fo:line-height="100%"/>
    </style:style>
    <style:style style:name="P23" style:family="paragraph" style:parent-style-name="Text_20_body" style:list-style-name="L7">
      <style:paragraph-properties fo:line-height="100%"/>
    </style:style>
    <style:style style:name="P24" style:family="paragraph" style:parent-style-name="Text_20_body">
      <style:paragraph-properties fo:line-height="100%"/>
      <style:text-properties officeooo:paragraph-rsid="000ba44c"/>
    </style:style>
    <style:style style:name="P25" style:family="paragraph" style:parent-style-name="Text_20_body" style:list-style-name="L8"/>
    <style:style style:name="P26" style:family="paragraph" style:parent-style-name="Text_20_body" style:list-style-name="L8">
      <style:paragraph-properties fo:margin-top="0in" fo:margin-bottom="0in" style:contextual-spacing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o de Arquitetura e Modelagem do Banco de Dados do MVP do e-Store</text:h>
      <text:h text:style-name="P2" text:outline-level="2">1. Introdução</text:h>
      <text:h text:style-name="P5" text:outline-level="3">1.1 Propósito</text:h>
      <text:p text:style-name="P9">Este documento descreve a modelagem do banco de dados do MVP do sistema e-Store, detalhando as entidades, relacionamentos, tipos de dados e regras de integridade. O objetivo é fornecer uma base sólida para o armazenamento e recuperação de dados, essencial para o funcionamento eficiente do sistema.</text:p>
      <text:h text:style-name="P5" text:outline-level="3">1.2 Escopo</text:h>
      <text:p text:style-name="P9">O banco de dados suportará as seguintes funcionalidades:</text:p>
      <text:list text:style-name="L1">
        <text:list-item>
          <text:p text:style-name="P10">Cadastro de produtos</text:p>
        </text:list-item>
        <text:list-item>
          <text:p text:style-name="P10">Gestão de usuários</text:p>
        </text:list-item>
        <text:list-item>
          <text:p text:style-name="P10">Registro de vendas (PDV)</text:p>
        </text:list-item>
        <text:list-item>
          <text:p text:style-name="P10">Controle de estoque</text:p>
        </text:list-item>
        <text:list-item>
          <text:p text:style-name="P11">Geração de relatórios financeiros</text:p>
        </text:list-item>
      </text:list>
      <text:h text:style-name="P3" text:outline-level="2">2. Modelagem do Banco de Dados</text:h>
      <text:p text:style-name="P9">A modelagem do banco de dados será baseada no modelo relacional, e as principais entidades e seus relacionamentos estão descritos a seguir.</text:p>
      <text:h text:style-name="P5" text:outline-level="3">2.1 Entidades e Atributos</text:h>
      <text:h text:style-name="P7" text:outline-level="4">2.1.1 Usuários</text:h>
      <text:list text:style-name="L2">
        <text:list-item>
          <text:p text:style-name="P12"><text:span text:style-name="Strong_20_Emphasis">Tabela:</text:span> <text:span text:style-name="Source_20_Text">usuarios</text:span></text:p>
        </text:list-item>
        <text:list-item>
          <text:p text:style-name="P12"><text:span text:style-name="Strong_20_Emphasis">Atributos:</text:span></text:p>
          <text:list>
            <text:list-item>
              <text:p text:style-name="P12"><text:span text:style-name="Source_20_Text">id</text:span> (PK, INT, AUTO_INCREMENT): Identificador único do usuário.</text:p>
            </text:list-item>
            <text:list-item>
              <text:p text:style-name="P12"><text:span text:style-name="Source_20_Text">nome</text:span> (VARCHAR(100)): Nome do usuário.</text:p>
            </text:list-item>
            <text:list-item>
              <text:p text:style-name="P12"><text:span text:style-name="Source_20_Text">email</text:span> (VARCHAR(100), UNIQUE): E-mail do usuário.</text:p>
            </text:list-item>
            <text:list-item>
              <text:p text:style-name="P12"><text:span text:style-name="Source_20_Text">senha</text:span> (VARCHAR(255)): Senha criptografada.</text:p>
            </text:list-item>
            <text:list-item>
              <text:p text:style-name="P13"><text:span text:style-name="Source_20_Text">tipo</text:span> (ENUM('admin', 'vendedor')): Tipo de usuário.</text:p>
            </text:list-item>
          </text:list>
        </text:list-item>
      </text:list>
      <text:h text:style-name="P7" text:outline-level="4">2.1.2 Produtos</text:h>
      <text:list text:style-name="L3">
        <text:list-item>
          <text:p text:style-name="P14"><text:span text:style-name="Strong_20_Emphasis">Tabela:</text:span> <text:span text:style-name="Source_20_Text">produtos</text:span></text:p>
        </text:list-item>
        <text:list-item>
          <text:p text:style-name="P14"><text:span text:style-name="Strong_20_Emphasis">Atributos:</text:span></text:p>
          <text:list>
            <text:list-item>
              <text:p text:style-name="P14"><text:span text:style-name="Source_20_Text">id</text:span> (PK, INT, AUTO_INCREMENT): Identificador único do produto.</text:p>
            </text:list-item>
            <text:list-item>
              <text:p text:style-name="P14"><text:span text:style-name="Source_20_Text">nome</text:span> (VARCHAR(100)): Nome do produto.</text:p>
            </text:list-item>
            <text:list-item>
              <text:p text:style-name="P14"><text:span text:style-name="Source_20_Text">descricao</text:span> (TEXT): Descrição do produto.</text:p>
            </text:list-item>
            <text:list-item>
              <text:p text:style-name="P14"><text:span text:style-name="Source_20_Text">preco</text:span> (DECIMAL(10, 2)): Preço do produto.</text:p>
            </text:list-item>
            <text:list-item>
              <text:p text:style-name="P14"><text:span text:style-name="Source_20_Text">estoque</text:span> (INT): Quantidade disponível em estoque.</text:p>
            </text:list-item>
            <text:list-item>
              <text:p text:style-name="P14"><text:span text:style-name="Source_20_Text">data_criacao</text:span> (DATETIME): Data de criação do registro.</text:p>
            </text:list-item>
            <text:list-item>
              <text:p text:style-name="P15"><text:span text:style-name="Source_20_Text">data_atualizacao</text:span> (DATETIME): Data da última atualização.</text:p>
            </text:list-item>
          </text:list>
        </text:list-item>
      </text:list>
      <text:h text:style-name="P7" text:outline-level="4"><text:soft-page-break/>2.1.3 Vendas</text:h>
      <text:list text:style-name="L4">
        <text:list-item>
          <text:p text:style-name="P16"><text:span text:style-name="Strong_20_Emphasis">Tabela:</text:span> <text:span text:style-name="Source_20_Text">vendas</text:span></text:p>
        </text:list-item>
        <text:list-item>
          <text:p text:style-name="P16"><text:span text:style-name="Strong_20_Emphasis">Atributos:</text:span></text:p>
          <text:list>
            <text:list-item>
              <text:p text:style-name="P16"><text:span text:style-name="Source_20_Text">id</text:span> (PK, INT, AUTO_INCREMENT): Identificador único da venda.</text:p>
            </text:list-item>
            <text:list-item>
              <text:p text:style-name="P16"><text:span text:style-name="Source_20_Text">usuario_id</text:span> (FK, INT): Identificador do usuário que fez a venda (referencia <text:span text:style-name="Source_20_Text">usuarios.id</text:span>).</text:p>
            </text:list-item>
            <text:list-item>
              <text:p text:style-name="P16"><text:span text:style-name="Source_20_Text">data_venda</text:span> (DATETIME): Data e hora da venda.</text:p>
            </text:list-item>
            <text:list-item>
              <text:p text:style-name="P17"><text:span text:style-name="Source_20_Text">total</text:span> (DECIMAL(10, 2)): Valor total da venda.</text:p>
            </text:list-item>
          </text:list>
        </text:list-item>
      </text:list>
      <text:h text:style-name="P7" text:outline-level="4">2.1.4 Itens da Venda</text:h>
      <text:list text:style-name="L5">
        <text:list-item>
          <text:p text:style-name="P18"><text:span text:style-name="Strong_20_Emphasis">Tabela:</text:span> <text:span text:style-name="Source_20_Text">itens_venda</text:span></text:p>
        </text:list-item>
        <text:list-item>
          <text:p text:style-name="P18"><text:span text:style-name="Strong_20_Emphasis">Atributos:</text:span></text:p>
          <text:list>
            <text:list-item>
              <text:p text:style-name="P18"><text:span text:style-name="Source_20_Text">id</text:span> (PK, INT, AUTO_INCREMENT): Identificador único do item da venda.</text:p>
            </text:list-item>
            <text:list-item>
              <text:p text:style-name="P18"><text:span text:style-name="Source_20_Text">venda_id</text:span> (FK, INT): Identificador da venda (referencia <text:span text:style-name="Source_20_Text">vendas.id</text:span>).</text:p>
            </text:list-item>
            <text:list-item>
              <text:p text:style-name="P18"><text:span text:style-name="Source_20_Text">produto_id</text:span> (FK, INT): Identificador do produto (referencia <text:span text:style-name="Source_20_Text">produtos.id</text:span>).</text:p>
            </text:list-item>
            <text:list-item>
              <text:p text:style-name="P18"><text:span text:style-name="Source_20_Text">quantidade</text:span> (INT): Quantidade do produto vendida.</text:p>
            </text:list-item>
            <text:list-item>
              <text:p text:style-name="P19"><text:span text:style-name="Source_20_Text">preco_unitario</text:span> (DECIMAL(10, 2)): Preço unitário do produto na venda.</text:p>
            </text:list-item>
          </text:list>
        </text:list-item>
      </text:list>
      <text:h text:style-name="P7" text:outline-level="4">2.1.5 Estoque</text:h>
      <text:list text:style-name="L6">
        <text:list-item>
          <text:p text:style-name="P20"><text:span text:style-name="Strong_20_Emphasis">Tabela:</text:span> <text:span text:style-name="Source_20_Text">estoque</text:span></text:p>
        </text:list-item>
        <text:list-item>
          <text:p text:style-name="P20"><text:span text:style-name="Strong_20_Emphasis">Atributos:</text:span></text:p>
          <text:list>
            <text:list-item>
              <text:p text:style-name="P20"><text:span text:style-name="Source_20_Text">id</text:span> (PK, INT, AUTO_INCREMENT): Identificador único do registro de estoque.</text:p>
            </text:list-item>
            <text:list-item>
              <text:p text:style-name="P20"><text:span text:style-name="Source_20_Text">produto_id</text:span> (FK, INT): Identificador do produto (referencia <text:span text:style-name="Source_20_Text">produtos.id</text:span>).</text:p>
            </text:list-item>
            <text:list-item>
              <text:p text:style-name="P20"><text:span text:style-name="Source_20_Text">quantidade</text:span> (INT): Quantidade adicionada ou removida do estoque.</text:p>
            </text:list-item>
            <text:list-item>
              <text:p text:style-name="P20"><text:span text:style-name="Source_20_Text">tipo_movimentacao</text:span> (ENUM('entrada', 'saida')): Tipo da movimentação (entrada ou saída).</text:p>
            </text:list-item>
            <text:list-item>
              <text:p text:style-name="P21"><text:span text:style-name="Source_20_Text">data_movimentacao</text:span> (DATETIME): Data da movimentação.</text:p>
            </text:list-item>
          </text:list>
        </text:list-item>
      </text:list>
      <text:h text:style-name="P5" text:outline-level="3">2.2 Relacionamentos</text:h>
      <text:list text:style-name="L7">
        <text:list-item>
          <text:p text:style-name="P22"><text:span text:style-name="Strong_20_Emphasis">Usuarios ↔ Vendas:</text:span> Um usuário pode realizar várias vendas, mas uma venda pertence a um único usuário. (1</text:p>
          <text:p text:style-name="P22">)</text:p>
        </text:list-item>
        <text:list-item>
          <text:p text:style-name="P22"><text:span text:style-name="Strong_20_Emphasis">Vendas ↔ Itens da Venda:</text:span> Uma venda pode ter vários itens, e cada item pertence a uma única venda. (1</text:p>
          <text:p text:style-name="P22">)</text:p>
        </text:list-item>
        <text:list-item>
          <text:p text:style-name="P22"><text:span text:style-name="Strong_20_Emphasis">Produtos ↔ Itens da Venda:</text:span> Um produto pode estar em várias vendas, e cada item da venda refere-se a um único produto. (1</text:p>
          <text:p text:style-name="P22">)</text:p>
        </text:list-item>
        <text:list-item>
          <text:p text:style-name="P22"><text:span text:style-name="Strong_20_Emphasis">Produtos ↔ Estoque:</text:span> Um produto pode ter várias movimentações de estoque, e cada registro de estoque refere-se a um único produto. (1</text:p>
          <text:p text:style-name="P23">)</text:p>
        </text:list-item>
      </text:list>
      <text:h text:style-name="P6" text:outline-level="3"/>
      <text:p text:style-name="P24"/>
      <text:p text:style-name="P24"/>
      <text:h text:style-name="P6" text:outline-level="3"><text:soft-page-break/>2.3 Diagrama Entidade-Relacionamento (DER)</text:h>
      <text:p text:style-name="P8">+----------+ <text:s text:c="8"/>+------------------+</text:p>
      <text:p text:style-name="P8">| usuarios | <text:s text:c="8"/>| <text:s text:c="5"/>vendas <text:s text:c="5"/>|</text:p>
      <text:p text:style-name="P8">|----------| <text:s text:c="8"/>|------------------|</text:p>
      <text:p text:style-name="P8">| id (PK) <text:s/>|&lt;-+ <text:s text:c="5"/>| id (PK) <text:s text:c="9"/>|</text:p>
      <text:p text:style-name="P8">| nome <text:s text:c="4"/>| <text:s/>| <text:s text:c="5"/>| usuario_id (FK) <text:s/>|</text:p>
      <text:p text:style-name="P8">| email <text:s text:c="3"/>| <text:s/>| <text:s text:c="5"/>| data_venda <text:s text:c="6"/>|</text:p>
      <text:p text:style-name="P8">| senha <text:s text:c="3"/>| <text:s/>| <text:s text:c="5"/>| total <text:s text:c="11"/>|</text:p>
      <text:p text:style-name="P8">| tipo <text:s text:c="4"/>| <text:s/>| <text:s text:c="5"/>+------------------+</text:p>
      <text:p text:style-name="P8">+----------+ <text:s/>|</text:p>
      <text:p text:style-name="P8"><text:s text:c="14"/>| <text:s/>+-----------------+</text:p>
      <text:p text:style-name="P8"><text:s text:c="14"/>| <text:s/>| <text:s text:c="2"/>itens_venda <text:s text:c="2"/>|</text:p>
      <text:p text:style-name="P8"><text:s text:c="14"/>| <text:s/>|-----------------|</text:p>
      <text:p text:style-name="P8"><text:s text:c="14"/>+-&gt;| id (PK) <text:s text:c="8"/>|</text:p>
      <text:p text:style-name="P8"><text:s text:c="17"/>| venda_id (FK) <text:s text:c="2"/>|</text:p>
      <text:p text:style-name="P8"><text:s text:c="17"/>| produto_id (FK) |</text:p>
      <text:p text:style-name="P8"><text:s text:c="17"/>| quantidade <text:s text:c="5"/>|</text:p>
      <text:p text:style-name="P8"><text:s text:c="17"/>| preco_unitario <text:s/>|</text:p>
      <text:p text:style-name="P8"><text:s text:c="17"/>+-----------------+</text:p>
      <text:p text:style-name="P8"><text:s text:c="19"/>|</text:p>
      <text:p text:style-name="P8"><text:s text:c="19"/>| <text:s text:c="2"/>+------------------+</text:p>
      <text:p text:style-name="P8"><text:s text:c="19"/>| <text:s text:c="2"/>| <text:s text:c="5"/>produtos <text:s text:c="3"/>|</text:p>
      <text:p text:style-name="P8"><text:s text:c="19"/>| <text:s text:c="2"/>|------------------|</text:p>
      <text:p text:style-name="P8"><text:s text:c="19"/>+--&gt;| id (PK) <text:s text:c="9"/>|</text:p>
      <text:p text:style-name="P8"><text:s text:c="23"/>| nome <text:s text:c="12"/>|</text:p>
      <text:p text:style-name="P8"><text:s text:c="23"/>| descricao <text:s text:c="7"/>|</text:p>
      <text:p text:style-name="P8"><text:s text:c="23"/>| preco <text:s text:c="11"/>|</text:p>
      <text:p text:style-name="P8"><text:s text:c="23"/>| estoque <text:s text:c="9"/>|</text:p>
      <text:p text:style-name="P8"><text:s text:c="23"/>| data_criacao <text:s text:c="4"/>|</text:p>
      <text:p text:style-name="P8"><text:s text:c="23"/>| data_atualizacao |</text:p>
      <text:p text:style-name="P8"><text:s text:c="23"/>+------------------+</text:p>
      <text:p text:style-name="P8"><text:s text:c="25"/>|</text:p>
      <text:p text:style-name="P8"><text:s text:c="25"/>| <text:s/>+-------------------+</text:p>
      <text:p text:style-name="P8"><text:s text:c="25"/>| <text:s/>| <text:s text:c="5"/>estoque <text:s text:c="5"/>|</text:p>
      <text:p text:style-name="P8"><text:s text:c="25"/>| <text:s/>|-------------------|</text:p>
      <text:p text:style-name="P8"><text:s text:c="25"/>+-&gt;| id (PK) <text:s text:c="10"/>|</text:p>
      <text:p text:style-name="P8"><text:s text:c="28"/>| produto_id (FK) <text:s text:c="2"/>|</text:p>
      <text:p text:style-name="P8"><text:s text:c="28"/>| quantidade <text:s text:c="7"/>|</text:p>
      <text:p text:style-name="P8"><text:s text:c="28"/>| tipo_movimentacao |</text:p>
      <text:p text:style-name="P8"><text:s text:c="28"/>| data_movimentacao |</text:p>
      <text:p text:style-name="P8"><text:s text:c="28"/>+-------------------+</text:p>
      <text:p text:style-name="P8"/>
      <text:h text:style-name="P4" text:outline-level="2">3. Considerações de Segurança</text:h>
      <text:list text:style-name="L8">
        <text:list-item>
          <text:p text:style-name="P26"><text:span text:style-name="Strong_20_Emphasis">Criptografia de Senhas:</text:span> As senhas dos usuários devem ser armazenadas usando algoritmos de hash seguros (como bcrypt).</text:p>
        </text:list-item>
        <text:list-item>
          <text:p text:style-name="P26"><text:span text:style-name="Strong_20_Emphasis">Controle de Acesso:</text:span> Acesso a dados sensíveis deve ser restrito com base no tipo de usuário (admin ou vendedor).</text:p>
        </text:list-item>
        <text:list-item>
          <text:p text:style-name="P25"><text:span text:style-name="Strong_20_Emphasis">Integridade Referencial:</text:span> Garantir que as chaves estrangeiras estejam sempre consistentes, evitando registros órfãos.</text:p>
        </text:list-item>
      </text:list>
      <text:h text:style-name="Heading_20_2" text:outline-level="2"><text:soft-page-break/>4. Conclusão</text:h>
      <text:p text:style-name="Text_20_body">Este documento apresenta a modelagem do banco de dados do MVP do sistema e-Store, com detalhes sobre entidades, atributos e relacionamentos. A estrutura relacional proposta permitirá o armazenamento eficiente de dados e a implementação de funcionalidades essenciais para a gestão do sistema. A modelagem deve ser revisada e ajustada conforme o desenvolvimento do sistema avança e novas necessidades são identificadas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9:23:39.896755830</meta:creation-date>
    <dc:date>2024-09-28T19:38:18.904034282</dc:date>
    <meta:editing-duration>PT4M20S</meta:editing-duration>
    <meta:editing-cycles>2</meta:editing-cycles>
    <meta:generator>LibreOffice/24.2.5.2$Linux_X86_64 LibreOffice_project/bffef4ea93e59bebbeaf7f431bb02b1a39ee8a59</meta:generator>
    <meta:document-statistic meta:table-count="0" meta:image-count="0" meta:object-count="0" meta:page-count="4" meta:paragraph-count="111" meta:word-count="745" meta:character-count="5450" meta:non-whitespace-character-count="3995"/>
  </office:meta>
</office:document-meta>
</file>